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Viewpoint</text:p>
          </table:table-cell>
          <table:table-cell office:value-type="string">
            <text:p>FPS úloha 2</text:p>
          </table:table-cell>
          <table:table-cell office:value-type="string">
            <text:p>FPS úloha 3</text:p>
          </table:table-cell>
          <table:table-cell office:value-type="string">
            <text:p>10*Poměr Ú2/Ú3</text:p>
          </table:table-cell>
        </table:table-row>
        <table:table-row table:style-name="ro1">
          <table:table-cell office:value-type="string">
            <text:p>L3 </text:p>
          </table:table-cell>
          <table:table-cell office:value-type="float" office:value="15">
            <text:p>15</text:p>
          </table:table-cell>
          <table:table-cell office:value-type="float" office:value="24.29">
            <text:p>24,29</text:p>
          </table:table-cell>
          <table:table-cell table:formula="of:=10*[.C2]/[.B2]" office:value-type="float" office:value="16.1933333333333">
            <text:p>16,19</text:p>
          </table:table-cell>
        </table:table-row>
        <table:table-row table:style-name="ro1">
          <table:table-cell office:value-type="string">
            <text:p>L5 </text:p>
          </table:table-cell>
          <table:table-cell office:value-type="float" office:value="16">
            <text:p>16</text:p>
          </table:table-cell>
          <table:table-cell office:value-type="float" office:value="25.95">
            <text:p>25,95</text:p>
          </table:table-cell>
          <table:table-cell table:formula="of:=10*[.C3]/[.B3]" office:value-type="float" office:value="16.21875">
            <text:p>16,22</text:p>
          </table:table-cell>
        </table:table-row>
        <table:table-row table:style-name="ro1">
          <table:table-cell office:value-type="string">
            <text:p>L7 </text:p>
          </table:table-cell>
          <table:table-cell office:value-type="float" office:value="17">
            <text:p>17</text:p>
          </table:table-cell>
          <table:table-cell office:value-type="float" office:value="29.47">
            <text:p>29,47</text:p>
          </table:table-cell>
          <table:table-cell table:formula="of:=10*[.C4]/[.B4]" office:value-type="float" office:value="17.3352941176471">
            <text:p>17,34</text:p>
          </table:table-cell>
        </table:table-row>
        <table:table-row table:style-name="ro1">
          <table:table-cell office:value-type="string">
            <text:p>H9 </text:p>
          </table:table-cell>
          <table:table-cell office:value-type="float" office:value="16">
            <text:p>16</text:p>
          </table:table-cell>
          <table:table-cell office:value-type="float" office:value="23.35">
            <text:p>23,35</text:p>
          </table:table-cell>
          <table:table-cell table:formula="of:=10*[.C5]/[.B5]" office:value-type="float" office:value="14.59375">
            <text:p>14,59</text:p>
          </table:table-cell>
        </table:table-row>
        <table:table-row table:style-name="ro1">
          <table:table-cell office:value-type="string">
            <text:p>H11 </text:p>
          </table:table-cell>
          <table:table-cell office:value-type="float" office:value="16.5">
            <text:p>16,5</text:p>
          </table:table-cell>
          <table:table-cell office:value-type="float" office:value="28.46">
            <text:p>28,46</text:p>
          </table:table-cell>
          <table:table-cell table:formula="of:=10*[.C6]/[.B6]" office:value-type="float" office:value="17.2484848484849">
            <text:p>17,25</text:p>
          </table:table-cell>
        </table:table-row>
        <table:table-row table:style-name="ro1">
          <table:table-cell office:value-type="string">
            <text:p>H13 </text:p>
          </table:table-cell>
          <table:table-cell office:value-type="float" office:value="17">
            <text:p>17</text:p>
          </table:table-cell>
          <table:table-cell office:value-type="float" office:value="28.75">
            <text:p>28,75</text:p>
          </table:table-cell>
          <table:table-cell table:formula="of:=10*[.C7]/[.B7]" office:value-type="float" office:value="16.9117647058824">
            <text:p>16,91</text:p>
          </table:table-cell>
        </table:table-row>
        <table:table-row table:style-name="ro1">
          <table:table-cell office:value-type="string">
            <text:p>A15 </text:p>
          </table:table-cell>
          <table:table-cell office:value-type="float" office:value="15.6">
            <text:p>15,6</text:p>
          </table:table-cell>
          <table:table-cell office:value-type="float" office:value="24.86">
            <text:p>24,86</text:p>
          </table:table-cell>
          <table:table-cell table:formula="of:=10*[.C8]/[.B8]" office:value-type="float" office:value="15.9358974358974">
            <text:p>15,94</text:p>
          </table:table-cell>
        </table:table-row>
        <table:table-row table:style-name="ro1">
          <table:table-cell office:value-type="string">
            <text:p>A17 </text:p>
          </table:table-cell>
          <table:table-cell office:value-type="float" office:value="15.9">
            <text:p>15,9</text:p>
          </table:table-cell>
          <table:table-cell office:value-type="float" office:value="26.55">
            <text:p>26,55</text:p>
          </table:table-cell>
          <table:table-cell table:formula="of:=10*[.C9]/[.B9]" office:value-type="float" office:value="16.6981132075472">
            <text:p>16,7</text:p>
          </table:table-cell>
        </table:table-row>
        <table:table-row table:style-name="ro1">
          <table:table-cell office:value-type="string">
            <text:p>A19 </text:p>
          </table:table-cell>
          <table:table-cell office:value-type="float" office:value="16.8">
            <text:p>16,8</text:p>
          </table:table-cell>
          <table:table-cell office:value-type="float" office:value="31.28">
            <text:p>31,28</text:p>
          </table:table-cell>
          <table:table-cell table:formula="of:=10*[.C10]/[.B10]" office:value-type="float" office:value="18.6190476190476">
            <text:p>18,62</text:p>
          </table:table-cell>
        </table:table-row>
        <table:table-row table:style-name="ro1">
          <table:table-cell>
            <draw:frame table:end-cell-address="List1.E37" table:end-x="0.062cm" table:end-y="0.373cm" draw:z-index="0" draw:style-name="gr1" svg:width="13.348cm" svg:height="11.749cm" svg:x="0cm" svg:y="0.366cm">
              <draw:object draw:notify-on-update-of-ranges="List1.A2:List1.A10 List1.B1:List1.B1 List1.B2:List1.B10 List1.C1:List1.C1 List1.C2:List1.C10 List1.D1:List1.D1 List1.D2:List1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Lis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cs" fo:country="C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.11.2009</text:date>, <text:time>07:50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humír Zámečník</meta:initial-creator>
    <meta:creation-date>2009-11-03T07:54:28.58</meta:creation-date>
    <dc:date>2009-11-24T07:50:39.13</dc:date>
    <dc:creator>Bohumír Zámečník</dc:creator>
    <meta:editing-duration>PT00H17M18S</meta:editing-duration>
    <meta:editing-cycles>3</meta:editing-cycles>
    <meta:generator>OpenOffice.org/3.0$Win32 OpenOffice.org_project/300m15$Build-9379</meta:generator>
    <meta:document-statistic meta:table-count="3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349cm" svg:height="11.75cm" chart:class="chart:line" chart:style-name="ch1">
        <chart:legend chart:legend-position="end" svg:x="9.919cm" svg:y="4.955cm" chart:style-name="ch2"/>
        <chart:plot-area chart:style-name="ch3" table:cell-range-address="List1.A1:List1.D10" chart:data-source-has-labels="both" svg:x="0.331cm" svg:y="0.235cm" svg:width="9.323cm" svg:height="11.011cm">
          <chart:axis chart:dimension="x" chart:name="primary-x" chart:style-name="ch4">
            <chart:title svg:x="4.617cm" svg:y="10.884cm" chart:style-name="ch5">
              <text:p>viewpoint</text:p>
            </chart:title>
            <chart:categories table:cell-range-address="List1.A2:List1.A10"/>
          </chart:axis>
          <chart:axis chart:dimension="y" chart:name="primary-y" chart:style-name="ch4">
            <chart:title svg:x="0.268cm" svg:y="5.746cm" chart:style-name="ch6">
              <text:p>FPS</text:p>
            </chart:title>
            <chart:grid chart:style-name="ch7" chart:class="major"/>
          </chart:axis>
          <chart:series chart:style-name="ch8" chart:values-cell-range-address="List1.B2:List1.B10" chart:label-cell-address="List1.B1:List1.B1" chart:class="chart:line">
            <chart:data-point chart:repeated="9"/>
          </chart:series>
          <chart:series chart:style-name="ch9" chart:values-cell-range-address="List1.C2:List1.C10" chart:label-cell-address="List1.C1:List1.C1" chart:class="chart:line">
            <chart:data-point chart:repeated="9"/>
          </chart:series>
          <chart:series chart:style-name="ch10" chart:values-cell-range-address="List1.D2:List1.D10" chart:label-cell-address="List1.D1:List1.D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B1:List1.B1">FPS úloha 2</text:p>
              </table:table-cell>
              <table:table-cell office:value-type="string">
                <text:p text:id="List1.C1:List1.C1">FPS úloha 3</text:p>
              </table:table-cell>
              <table:table-cell office:value-type="string">
                <text:p text:id="List1.D1:List1.D1">10*Poměr Ú2/Ú3</text:p>
              </table:table-cell>
            </table:table-row>
          </table:table-header-rows>
          <table:table-rows>
            <table:table-row>
              <table:table-cell office:value-type="string">
                <text:p text:id="List1.A2:List1.A10">L3 </text:p>
              </table:table-cell>
              <table:table-cell office:value-type="float" office:value="15">
                <text:p text:id="List1.B2:List1.B10">15</text:p>
              </table:table-cell>
              <table:table-cell office:value-type="float" office:value="24.29">
                <text:p text:id="List1.C2:List1.C10">24.29</text:p>
              </table:table-cell>
              <table:table-cell office:value-type="float" office:value="16.1933333333333">
                <text:p text:id="List1.D2:List1.D10">16.1933333333333</text:p>
              </table:table-cell>
            </table:table-row>
            <table:table-row>
              <table:table-cell office:value-type="string">
                <text:p>L5 </text:p>
              </table:table-cell>
              <table:table-cell office:value-type="float" office:value="16">
                <text:p>16</text:p>
              </table:table-cell>
              <table:table-cell office:value-type="float" office:value="25.95">
                <text:p>25.95</text:p>
              </table:table-cell>
              <table:table-cell office:value-type="float" office:value="16.21875">
                <text:p>16.21875</text:p>
              </table:table-cell>
            </table:table-row>
            <table:table-row>
              <table:table-cell office:value-type="string">
                <text:p>L7 </text:p>
              </table:table-cell>
              <table:table-cell office:value-type="float" office:value="17">
                <text:p>17</text:p>
              </table:table-cell>
              <table:table-cell office:value-type="float" office:value="29.47">
                <text:p>29.47</text:p>
              </table:table-cell>
              <table:table-cell office:value-type="float" office:value="17.3352941176471">
                <text:p>17.3352941176471</text:p>
              </table:table-cell>
            </table:table-row>
            <table:table-row>
              <table:table-cell office:value-type="string">
                <text:p>H9 </text:p>
              </table:table-cell>
              <table:table-cell office:value-type="float" office:value="16">
                <text:p>16</text:p>
              </table:table-cell>
              <table:table-cell office:value-type="float" office:value="23.35">
                <text:p>23.35</text:p>
              </table:table-cell>
              <table:table-cell office:value-type="float" office:value="14.59375">
                <text:p>14.59375</text:p>
              </table:table-cell>
            </table:table-row>
            <table:table-row>
              <table:table-cell office:value-type="string">
                <text:p>H11 </text:p>
              </table:table-cell>
              <table:table-cell office:value-type="float" office:value="16.5">
                <text:p>16.5</text:p>
              </table:table-cell>
              <table:table-cell office:value-type="float" office:value="28.46">
                <text:p>28.46</text:p>
              </table:table-cell>
              <table:table-cell office:value-type="float" office:value="17.2484848484849">
                <text:p>17.2484848484849</text:p>
              </table:table-cell>
            </table:table-row>
            <table:table-row>
              <table:table-cell office:value-type="string">
                <text:p>H13 </text:p>
              </table:table-cell>
              <table:table-cell office:value-type="float" office:value="17">
                <text:p>17</text:p>
              </table:table-cell>
              <table:table-cell office:value-type="float" office:value="28.75">
                <text:p>28.75</text:p>
              </table:table-cell>
              <table:table-cell office:value-type="float" office:value="16.9117647058824">
                <text:p>16.9117647058824</text:p>
              </table:table-cell>
            </table:table-row>
            <table:table-row>
              <table:table-cell office:value-type="string">
                <text:p>A15 </text:p>
              </table:table-cell>
              <table:table-cell office:value-type="float" office:value="15.6">
                <text:p>15.6</text:p>
              </table:table-cell>
              <table:table-cell office:value-type="float" office:value="24.86">
                <text:p>24.86</text:p>
              </table:table-cell>
              <table:table-cell office:value-type="float" office:value="15.9358974358974">
                <text:p>15.9358974358974</text:p>
              </table:table-cell>
            </table:table-row>
            <table:table-row>
              <table:table-cell office:value-type="string">
                <text:p>A17 </text:p>
              </table:table-cell>
              <table:table-cell office:value-type="float" office:value="15.9">
                <text:p>15.9</text:p>
              </table:table-cell>
              <table:table-cell office:value-type="float" office:value="26.55">
                <text:p>26.55</text:p>
              </table:table-cell>
              <table:table-cell office:value-type="float" office:value="16.6981132075472">
                <text:p>16.6981132075472</text:p>
              </table:table-cell>
            </table:table-row>
            <table:table-row>
              <table:table-cell office:value-type="string">
                <text:p>A19 </text:p>
              </table:table-cell>
              <table:table-cell office:value-type="float" office:value="16.8">
                <text:p>16.8</text:p>
              </table:table-cell>
              <table:table-cell office:value-type="float" office:value="31.28">
                <text:p>31.28</text:p>
              </table:table-cell>
              <table:table-cell office:value-type="float" office:value="18.6190476190476">
                <text:p>18.6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